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469bde"/>
    </style:style>
    <style:style style:name="P3" style:family="paragraph" style:parent-style-name="Standard">
      <style:text-properties officeooo:rsid="00170e44" officeooo:paragraph-rsid="00560d37"/>
    </style:style>
    <style:style style:name="P4" style:family="paragraph" style:parent-style-name="Standard">
      <style:text-properties officeooo:rsid="00560d37" officeooo:paragraph-rsid="00560d37"/>
    </style:style>
    <style:style style:name="P5" style:family="paragraph" style:parent-style-name="Standard">
      <style:text-properties officeooo:paragraph-rsid="00560d37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861d6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469bde"/>
    </style:style>
    <style:style style:name="P9" style:family="paragraph" style:parent-style-name="Standard">
      <style:text-properties officeooo:rsid="00560d37" officeooo:paragraph-rsid="00560d3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style:font-name="Albany" fo:font-size="18.2000007629395pt" fo:font-weight="bold" officeooo:rsid="00560d37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57f55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57f5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248_279447375"/><text:span text:style-name="T4">The </text:span><text:span text:style-name="T5">B</text:span><text:span text:style-name="T4">forartists 2 </text:span><text:span text:style-name="T6">version 2.5.0 </text:span><text:span text:style-name="T4">Manual</text:span><text:bookmark-end text:name="__RefHeading___Toc248_279447375"/></text:h>
          </table:table-cell>
        </table:table-row>
      </table:table>
      <text:p text:style-name="P7"/>
      <text:p text:style-name="P3">W<text:span text:style-name="T3">elcome to the reference manual for Bforartists 2, the free and open source 3D creation suite.</text:span></text:p>
      <text:p text:style-name="P2"/>
      <text:p text:style-name="P4">First let's explain what the manual is and what not. It is a reference manual. This means it lists and explains the available tools, the interface and general concepts.</text:p>
      <text:p text:style-name="P4"/>
      <text:p text:style-name="P4">What it is not: it is no general CG tutorial. It will not explain workflows. That's a task for tutorials. It covers however here and there the needed workflow to get a tool working or to explain how it is meant to work.</text:p>
      <text:p text:style-name="P5"/>
      <text:p text:style-name="P4">Chapters 1 to 5 covers general concepts. Chapters 6 to 27 explains the single editors and their tools. And everything afterwards is additional information.</text:p>
      <text:p text:style-name="P5"/>
      <text:p text:style-name="P4">This manual is for Bforartists<text:span text:style-name="T7"> 2 version</text:span> 2<text:span text:style-name="T7">.5.0.</text:span></text:p>
      <text:p text:style-name="P4"/>
      <text:p text:style-name="P4">Webpage: <text:a xlink:type="simple" xlink:href="https://www.bforartists.de/" text:style-name="Internet_20_link" text:visited-style-name="Visited_20_Internet_20_Link">https://www.bforartists.de/</text:a></text:p>
      <text:p text:style-name="P4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T6H13M32S</meta:editing-duration>
    <meta:editing-cycles>63</meta:editing-cycles>
    <meta:generator>LibreOffice/6.3.6.2$Windows_X86_64 LibreOffice_project/2196df99b074d8a661f4036fca8fa0cbfa33a497</meta:generator>
    <dc:date>2020-08-28T09:52:20.567000000</dc:date>
    <meta:document-statistic meta:table-count="1" meta:image-count="0" meta:object-count="0" meta:page-count="1" meta:paragraph-count="10" meta:word-count="145" meta:character-count="887" meta:non-whitespace-character-count="752"/>
    <meta:template xlink:type="simple" xlink:actuate="onRequest" xlink:title="standard1cm" xlink:href="../../../AppData/Roaming/LibreOffice/4/user/template/standard1cm.ott" meta:date="2016-03-29T10:15:31.334000000"/>
  </office:meta>
</office:document-meta>
</file>